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dab3"/>
    </style:style>
    <style:style style:name="P2" style:family="paragraph" style:parent-style-name="Standard">
      <style:text-properties officeooo:rsid="000ddab3" officeooo:paragraph-rsid="000ddab3"/>
    </style:style>
    <style:style style:name="T1" style:family="text">
      <style:text-properties officeooo:rsid="000dd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:</text:p>
      <text:p text:style-name="P2">1. <text:a xlink:type="simple" xlink:href="https://www.hackerrank.com/rest/contests/master/challenges/weather-observation-station-8/hackers/hao_phan_cs/download_solution" text:style-name="Internet_20_link" text:visited-style-name="Visited_20_Internet_20_Link">https://www.hackerrank.com/rest/contests/master/challenges/weather-observation-station-8/hackers/hao_phan_cs/download_solution</text:a></text:p>
      <text:p text:style-name="P2"/>
      <text:p text:style-name="P1"><text:span text:style-name="T1">2. </text:span><text:a xlink:type="simple" xlink:href="https://www.hackerrank.com/rest/contests/master/challenges/python-division/hackers/hao_phan_cs/download_solution" text:style-name="Internet_20_link" text:visited-style-name="Visited_20_Internet_20_Link">https://www.hackerrank.com/rest/contests/master/challenges/python-division/hackers/hao_phan_cs/download_solution</text:a></text:p>
      <text:p text:style-name="P1"/>
      <text:p text:style-name="P1"><text:span text:style-name="T1">3. </text:span><text:a xlink:type="simple" xlink:href="https://www.hackerrank.com/rest/contests/master/challenges/nested-list/hackers/hao_phan_cs/download_solution" text:style-name="Internet_20_link" text:visited-style-name="Visited_20_Internet_20_Link">https://www.hackerrank.com/rest/contests/master/challenges/nested-list/hackers/hao_phan_cs/download_solution</text:a></text:p>
      <text:p text:style-name="P1"/>
      <text:p text:style-name="P1"><text:span text:style-name="T1">4. </text:span><text:a xlink:type="simple" xlink:href="https://www.hackerrank.com/rest/contests/master/challenges/finding-the-percentage/hackers/hao_phan_cs/download_solution" text:style-name="Internet_20_link" text:visited-style-name="Visited_20_Internet_20_Link">https://www.hackerrank.com/rest/contests/master/challenges/finding-the-percentage/hackers/hao_phan_cs/download_solution</text:a></text:p>
      <text:p text:style-name="P1"/>
      <text:p text:style-name="P1"><text:span text:style-name="T1">5. </text:span><text:a xlink:type="simple" xlink:href="https://www.hackerrank.com/rest/contests/master/challenges/python-loops/hackers/hao_phan_cs/download_solution" text:style-name="Internet_20_link" text:visited-style-name="Visited_20_Internet_20_Link">https://www.hackerrank.com/rest/contests/master/challenges/python-loops/hackers/hao_phan_cs/download_solution</text:a></text:p>
      <text:p text:style-name="P2"/>
      <text:p text:style-name="P2">SQL:</text:p>
      <text:p text:style-name="P1"><text:span text:style-name="T1">1. </text:span><text:a xlink:type="simple" xlink:href="https://www.hackerrank.com/rest/contests/master/challenges/select-all-sql/hackers/hao_phan_cs/download_solution" text:style-name="Internet_20_link" text:visited-style-name="Visited_20_Internet_20_Link">https://www.hackerrank.com/rest/contests/master/challenges/select-all-sql/hackers/hao_phan_cs/download_solution</text:a></text:p>
      <text:p text:style-name="Standard"/>
      <text:p text:style-name="Standard"><text:span text:style-name="T1">2. </text:span><text:a xlink:type="simple" xlink:href="https://www.hackerrank.com/rest/contests/master/challenges/select-by-id/hackers/hao_phan_cs/download_solution" text:style-name="Internet_20_link" text:visited-style-name="Visited_20_Internet_20_Link">https://www.hackerrank.com/rest/contests/master/challenges/select-by-id/hackers/hao_phan_cs/download_solution</text:a></text:p>
      <text:p text:style-name="Standard"/>
      <text:p text:style-name="Standard"><text:span text:style-name="T1">3. </text:span><text:a xlink:type="simple" xlink:href="https://www.hackerrank.com/rest/contests/master/challenges/japanese-cities-attributes/hackers/hao_phan_cs/download_solution" text:style-name="Internet_20_link" text:visited-style-name="Visited_20_Internet_20_Link">https://www.hackerrank.com/rest/contests/master/challenges/japanese-cities-attributes/hackers/hao_phan_cs/download_solution</text:a></text:p>
      <text:p text:style-name="Standard"/>
      <text:p text:style-name="Standard"><text:span text:style-name="T1">4. </text:span><text:a xlink:type="simple" xlink:href="https://www.hackerrank.com/rest/contests/master/challenges/japanese-cities-name/hackers/hao_phan_cs/download_solution" text:style-name="Internet_20_link" text:visited-style-name="Visited_20_Internet_20_Link">https://www.hackerrank.com/rest/contests/master/challenges/japanese-cities-name/hackers/hao_phan_cs/download_solution</text:a></text:p>
      <text:p text:style-name="Standard"/>
      <text:p text:style-name="Standard"><text:span text:style-name="T1">5. </text:span><text:a xlink:type="simple" xlink:href="https://www.hackerrank.com/rest/contests/master/challenges/weather-observation-station-1/" text:style-name="Internet_20_link" text:visited-style-name="Visited_20_Internet_20_Link">https://www.hackerrank.com/rest/contests/master/challenges/weather-observation-station-1/</text:a><text:a xlink:type="simple" xlink:href="https://www.hackerrank.com/rest/contests/master/challenges/weather-observation-station-1/hackers/hao_phan_cs/download_solution" text:style-name="Internet_20_link" text:visited-style-name="Visited_20_Internet_20_Link">hackers/hao_phan_cs/download_solution</text:a></text:p>
      <text:p text:style-name="Standard"/>
      <text:p text:style-name="Standard"><text:span text:style-name="T1">6. </text:span><text:a xlink:type="simple" xlink:href="https://www.hackerrank.com/rest/contests/master/challenges/weather-observation-station-3/hackers/hao_phan_cs/download_solution" text:style-name="Internet_20_link" text:visited-style-name="Visited_20_Internet_20_Link">https://www.hackerrank.com/rest/contests/master/challenges/weather-observation-station-3/hackers/hao_phan_cs/download_solution</text:a></text:p>
      <text:p text:style-name="Standard"/>
      <text:p text:style-name="Standard"><text:span text:style-name="T1">7. </text:span><text:a xlink:type="simple" xlink:href="https://www.hackerrank.com/rest/contests/master/challenges/weather-observation-station-4/hackers/hao_phan_cs/download_solution" text:style-name="Internet_20_link" text:visited-style-name="Visited_20_Internet_20_Link">https://www.hackerrank.com/rest/contests/master/challenges/weather-observation-station-4/hackers/hao_phan_cs/download_solution</text:a></text:p>
      <text:p text:style-name="Standard"/>
      <text:p text:style-name="P1"><text:span text:style-name="T1">8. </text:span><text:a xlink:type="simple" xlink:href="https://www.hackerrank.com/rest/contests/master/challenges/weather-observation-station-6/hackers/hao_phan_cs/download_solution" text:style-name="Internet_20_link" text:visited-style-name="Visited_20_Internet_20_Link">https://www.hackerrank.com/rest/contests/master/challenges/weather-observation-station-6/hackers/hao_phan_cs/download_solution</text:a></text:p>
      <text:p text:style-name="P1"/>
      <text:p text:style-name="P1"><text:span text:style-name="T1">9. </text:span><text:a xlink:type="simple" xlink:href="https://www.hackerrank.com/rest/contests/master/challenges/weather-observation-station-7/hackers/hao_phan_cs/download_solution" text:style-name="Internet_20_link" text:visited-style-name="Visited_20_Internet_20_Link">https://www.hackerrank.com/rest/contests/master/challenges/weather-observation-station-7/hackers/hao_phan_cs/download_solution</text:a></text:p>
      <text:p text:style-name="P1"/>
      <text:p text:style-name="P1"><text:span text:style-name="T1">10. </text:span><text:a xlink:type="simple" xlink:href="https://www.hackerrank.com/rest/contests/master/challenges/weather-observation-station-8/hackers/hao_phan_cs/download_solution" text:style-name="Internet_20_link" text:visited-style-name="Visited_20_Internet_20_Link">https://www.hackerrank.com/rest/contests/master/challenges/weather-observation-station-8/hackers/hao_phan_cs/download_solutio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0:33:57.091139432</meta:creation-date>
    <dc:date>2019-07-21T20:42:37.938454529</dc:date>
    <meta:editing-duration>PT8M4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2" meta:character-count="1847" meta:non-whitespace-character-count="1832"/>
  </office:meta>
</office:document-meta>
</file>